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text-properties style:font-name="Calibri" fo:font-size="11pt" fo:language="es" fo:country="ES" style:font-size-asian="11pt"/>
    </style:style>
    <style:style style:name="P2" style:family="paragraph" style:parent-style-name="Standard">
      <style:paragraph-properties fo:margin-top="0cm" fo:margin-bottom="0.353cm" style:contextual-spacing="false" fo:line-height="115%"/>
      <style:text-properties style:font-name="Arial1" fo:font-size="11pt" style:font-size-asian="11pt" style:font-size-complex="11pt"/>
    </style:style>
    <style:style style:name="P3" style:family="paragraph" style:parent-style-name="Standard">
      <style:paragraph-properties fo:margin-top="0cm" fo:margin-bottom="0.353cm" style:contextual-spacing="false" fo:line-height="115%"/>
      <style:text-properties style:font-name="Arial1" fo:font-size="11pt" fo:language="es" fo:country="ES" style:font-size-asian="11pt" style:font-size-complex="11pt"/>
    </style:style>
    <style:style style:name="P4" style:family="paragraph" style:parent-style-name="Standard">
      <style:paragraph-properties fo:margin-top="0cm" fo:margin-bottom="0.353cm" style:contextual-spacing="false" fo:line-height="115%"/>
      <style:text-properties style:font-name="Arial1" fo:font-size="11pt" fo:font-weight="bold" style:font-size-asian="11pt" style:font-weight-asian="bold" style:font-size-complex="11pt" style:font-weight-complex="bold"/>
    </style:style>
    <style:style style:name="P5" style:family="paragraph" style:parent-style-name="Standard">
      <style:paragraph-properties fo:margin-top="0cm" fo:margin-bottom="0.353cm" style:contextual-spacing="false" fo:line-height="115%"/>
      <style:text-properties style:font-name="Arial1" fo:font-size="11pt" fo:language="es" fo:country="ES" fo:font-weight="bold" style:font-size-asian="11pt" style:font-weight-asian="bold" style:font-size-complex="11pt" style:font-weight-complex="bold"/>
    </style:style>
    <style:style style:name="P6" style:family="paragraph" style:parent-style-name="Standard">
      <style:paragraph-properties fo:margin-top="0cm" fo:margin-bottom="0.353cm" style:contextual-spacing="false" fo:line-height="115%"/>
      <style:text-properties style:font-name="Arial1" fo:font-size="11pt" fo:language="es" fo:country="ES" fo:font-weight="normal" style:font-size-asian="11pt" style:font-weight-asian="normal" style:font-size-complex="11pt"/>
    </style:style>
    <style:style style:name="P7" style:family="paragraph" style:parent-style-name="Standard">
      <style:paragraph-properties fo:margin-top="0cm" fo:margin-bottom="0.353cm" style:contextual-spacing="false" fo:line-height="115%"/>
      <style:text-properties style:use-window-font-color="true" loext:opacity="0%" style:font-name="Arial1" fo:font-size="11pt" fo:language="es" fo:country="ES" fo:font-weight="normal" style:font-size-asian="11pt" style:font-weight-asian="normal" style:font-size-complex="11pt"/>
    </style:style>
    <style:style style:name="P8" style:family="paragraph" style:parent-style-name="Standard">
      <style:paragraph-properties fo:margin-top="0cm" fo:margin-bottom="0.353cm" style:contextual-spacing="false" fo:line-height="115%"/>
      <style:text-properties style:use-window-font-color="true" loext:opacity="0%" style:font-name="Arial1" fo:font-size="11pt" fo:language="es" fo:country="ES" fo:font-weight="bold" style:font-size-asian="11pt" style:font-weight-asian="bold" style:font-size-complex="11pt"/>
    </style:style>
    <style:style style:name="P9" style:family="paragraph" style:parent-style-name="Standard">
      <style:paragraph-properties fo:margin-top="0cm" fo:margin-bottom="0.353cm" style:contextual-spacing="false" fo:line-height="115%"/>
      <style:text-properties style:use-window-font-color="true" loext:opacity="0%" style:font-name="Arial1" fo:font-size="11pt" fo:language="es" fo:country="ES" fo:font-weight="bold" style:font-size-asian="11pt" style:font-weight-asian="bold" style:font-size-complex="11pt" style:font-weight-complex="bold"/>
    </style:style>
    <style:style style:name="P10" style:family="paragraph" style:parent-style-name="Standard">
      <style:paragraph-properties fo:margin-top="0cm" fo:margin-bottom="0.353cm" style:contextual-spacing="false" fo:line-height="115%"/>
    </style:style>
    <style:style style:name="P11" style:family="paragraph" style:parent-style-name="Text_20_body">
      <style:paragraph-properties fo:margin-top="0cm" fo:margin-bottom="0.353cm" style:contextual-spacing="false" fo:line-height="115%"/>
      <style:text-properties style:use-window-font-color="true" loext:opacity="0%" style:font-name="Arial1" fo:font-size="11pt" fo:language="es" fo:country="ES" fo:font-weight="normal" style:font-size-asian="11pt" style:font-weight-asian="normal" style:font-size-complex="11pt"/>
    </style:style>
    <style:style style:name="P12" style:family="paragraph" style:parent-style-name="Text_20_body">
      <style:text-properties style:use-window-font-color="true" loext:opacity="0%" style:font-name="Arial1" fo:font-size="11pt" fo:language="es" fo:country="ES" fo:font-weight="normal" style:font-size-asian="11pt" style:font-weight-asian="normal" style:font-size-complex="11pt"/>
    </style:style>
    <style:style style:name="P13"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normal" style:font-size-asian="11pt" style:font-weight-asian="normal"/>
    </style:style>
    <style:style style:name="P14" style:family="paragraph" style:parent-style-name="Standard">
      <style:paragraph-properties fo:margin-top="0cm" fo:margin-bottom="0.353cm" style:contextual-spacing="false" fo:line-height="115%"/>
      <style:text-properties style:font-name="Arial1" fo:font-size="11pt" officeooo:paragraph-rsid="001c1fab" style:font-size-asian="11pt" style:font-size-complex="11pt"/>
    </style:style>
    <style:style style:name="P15" style:family="paragraph" style:parent-style-name="Standard">
      <style:paragraph-properties fo:margin-top="0cm" fo:margin-bottom="0.353cm" style:contextual-spacing="false" fo:line-height="115%"/>
      <style:text-properties style:use-window-font-color="true" loext:opacity="0%" style:font-name="Arial1" fo:font-size="11pt" fo:language="es" fo:country="ES" fo:font-weight="normal" officeooo:rsid="001c1fab" officeooo:paragraph-rsid="001c1fab" style:font-size-asian="11pt" style:font-weight-asian="normal" style:font-size-complex="11pt"/>
    </style:style>
    <style:style style:name="T1" style:family="text">
      <style:text-properties style:font-name="Calibri" fo:font-size="11pt" fo:language="es" fo:country="ES" style:font-size-asian="11pt"/>
    </style:style>
    <style:style style:name="T2" style:family="text">
      <style:text-properties fo:language="es" fo:country="ES"/>
    </style:style>
    <style:style style:name="T3" style:family="text">
      <style:text-properties fo:language="es" fo:country="ES" fo:font-weight="bold" style:font-weight-asian="bold"/>
    </style:style>
    <style:style style:name="T4" style:family="text">
      <style:text-properties fo:language="es" fo:country="ES" fo:font-weight="normal" style:font-weight-asian="normal"/>
    </style:style>
    <style:style style:name="T5" style:family="text">
      <style:text-properties fo:color="#ff0000" loext:opacity="100%" fo:language="es" fo:country="ES" fo:font-weight="normal" style:font-weight-asian="normal"/>
    </style:style>
    <style:style style:name="T6" style:family="text">
      <style:text-properties style:use-window-font-color="true" loext:opacity="0%" fo:language="es" fo:country="ES" fo:font-weight="bold" style:font-weight-asian="bold"/>
    </style:style>
    <style:style style:name="T7" style:family="text">
      <style:text-properties style:use-window-font-color="true" loext:opacity="0%" fo:language="es" fo:country="ES" fo:font-weight="normal" style:font-weight-asian="normal"/>
    </style:style>
    <style:style style:name="T8" style:family="text">
      <style:text-properties style:use-window-font-color="true" loext:opacity="0%" fo:language="es" fo:country="ES"/>
    </style:style>
    <style:style style:name="T9" style:family="text">
      <style:text-properties style:use-window-font-color="true" loext:opacity="0%" style:font-name="Arial1" fo:font-size="11pt" fo:language="es" fo:country="ES" fo:font-weight="normal" style:font-size-asian="11pt" style:font-weight-asian="normal" style:font-size-complex="11pt"/>
    </style:style>
    <style:style style:name="T10" style:family="text">
      <style:text-properties style:use-window-font-color="true" loext:opacity="0%" style:font-name="Calibri" fo:font-size="11pt" fo:language="es" fo:country="ES" fo:font-weight="normal" style:font-size-asian="11pt" style:font-weight-asian="normal" style:font-size-complex="11pt"/>
    </style:style>
    <style:style style:name="T11" style:family="text">
      <style:text-properties style:use-window-font-color="true" loext:opacity="0%" fo:language="es" fo:country="ES" fo:font-weight="bold" style:font-weight-asian="bold" style:font-weight-complex="bold"/>
    </style:style>
    <style:style style:name="T12" style:family="text">
      <style:text-properties officeooo:rsid="001de6b8"/>
    </style:style>
    <style:style style:name="T13" style:family="text">
      <style:text-properties style:font-name="Arial1" style:font-size-complex="11pt" style:font-weight-complex="normal"/>
    </style:style>
    <style:style style:name="T14" style:family="text">
      <style:text-properties style:font-name="Arial1" fo:font-weight="normal" style:font-weight-asian="normal" style:font-size-complex="11pt" style:font-weight-complex="normal"/>
    </style:style>
    <style:style style:name="T15" style:family="text">
      <style:text-properties style:font-name="Arial1" style:font-size-complex="11pt"/>
    </style:style>
    <style:style style:name="T16" style:family="text">
      <style:text-properties fo:color="#ff0000" loext:opacity="100%"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2"><text:span text:style-name="T2">Blanca Pérez Chavarria</text:span></text:p>
      <text:p text:style-name="P3"/>
      <text:p text:style-name="P4"><text:span text:style-name="T2">PROGRAMACIÓN MULTIMEDIA</text:span></text:p>
      <text:p text:style-name="P5"/>
      <text:p text:style-name="P4"><text:span text:style-name="T2">Resultados de aprendizaje y criterios de evaluación.</text:span></text:p>
      <text:p text:style-name="P4"><text:span text:style-name="T2">1. Selecciona y prueba motores de juegos analizando la arquitectura de juegos 2D y 3D.</text:span></text:p>
      <text:p text:style-name="P5"/>
      <text:p text:style-name="P4"><text:span text:style-name="T2">Criterios de evaluación:</text:span></text:p>
      <text:p text:style-name="P3"/>
      <text:p text:style-name="P2"><text:span text:style-name="T3">a) Se han identificado los elementos que componen la arquitectura de un juego 2D y 3D. - En el caso de un juego 2D me tenéis que justificar que entendeis conceptos como el canvas, pegar imagen, desplazarnos en x e y - En el caso de un juego 3D, hemos trabajado con Threejs, tenéis que demostrar que habéis entendido lo que es una escena, una malla, un objeto 3d, una luz, y en definitiva todos los elementos que hemos tocado en clase</text:span></text:p>
      <text:p text:style-name="P6"/>
      <text:p text:style-name="P2"><text:span text:style-name="T4">Características de un Juego en 2D</text:span></text:p>
      <text:p text:style-name="P2"><text:span text:style-name="T4">Un juego en dos dimensiones (2D) se caracteriza principalmente por su representación gráfica y las mecánicas de juego, que se desarrollan en un plano bidimensional (alto y ancho). A continuación, se destacan las principales características de los juegos 2D:</text:span></text:p>
      <text:p text:style-name="P6"/>
      <text:p text:style-name="P2"><text:span text:style-name="T4">Plano Bidimensional:</text:span></text:p>
      <text:p text:style-name="P6"/>
      <text:p text:style-name="P2"><text:span text:style-name="T4">Los juegos 2D se limitan a dos ejes: horizontal (x) y vertical (y). No hay profundidad, como en los juegos 3D.</text:span></text:p>
      <text:p text:style-name="P2"><text:span text:style-name="T4">Los personajes y objetos se mueven a lo largo de estos dos ejes, lo que simplifica las mecánicas de movimiento.</text:span></text:p>
      <text:p text:style-name="P2"><text:span text:style-name="T4">Sprites:</text:span></text:p>
      <text:p text:style-name="P6"><text:soft-page-break/></text:p>
      <text:p text:style-name="P2"><text:span text:style-name="T4">Los gráficos en 2D suelen estar compuestos por sprites, que son imágenes o conjuntos de imágenes que representan personajes, objetos y fondos.</text:span></text:p>
      <text:p text:style-name="P2"><text:span text:style-name="T4">Los sprites pueden ser estáticos o animados (con múltiples fotogramas que dan la ilusión de movimiento).</text:span></text:p>
      <text:p text:style-name="P2"><text:span text:style-name="T4">Entorno:</text:span></text:p>
      <text:p text:style-name="P6"/>
      <text:p text:style-name="P2"><text:span text:style-name="T4">El fondo o escenario de un juego 2D puede ser una imagen estática o desplazarse (scrolling), lo que añade dinamismo a la jugabilidad.</text:span></text:p>
      <text:p text:style-name="P2"><text:span text:style-name="T4">En algunos juegos, el entorno interactúa con el personaje, como plataformas que se pueden mover o romper.</text:span></text:p>
      <text:p text:style-name="P2"><text:span text:style-name="T4">Cámara Fija o Desplazable:</text:span></text:p>
      <text:p text:style-name="P6"/>
      <text:p text:style-name="P2"><text:span text:style-name="T4">La cámara puede estar fija en un área determinada o desplazarse horizontal o verticalmente según el movimiento del personaje.</text:span></text:p>
      <text:p text:style-name="P2"><text:span text:style-name="T4">El scrolling es común en juegos de plataformas, donde el fondo se desplaza conforme el jugador avanza.</text:span></text:p>
      <text:p text:style-name="P2"><text:span text:style-name="T4">Mecánicas Simples:</text:span></text:p>
      <text:p text:style-name="P6"/>
      <text:p text:style-name="P2"><text:span text:style-name="T4">Los juegos 2D suelen tener mecánicas más simples en comparación con los juegos 3D, lo que los hace más accesibles.</text:span></text:p>
      <text:p text:style-name="P2"><text:span text:style-name="T4">El control de los personajes se reduce a moverse en las direcciones izquierda/derecha o arriba/abajo, así como realizar acciones básicas como saltar o atacar.</text:span></text:p>
      <text:p text:style-name="P2"><text:span text:style-name="T4">Colisiones y Física Simplificada:</text:span></text:p>
      <text:p text:style-name="P6"/>
      <text:p text:style-name="P2"><text:span text:style-name="T4">Las colisiones entre personajes y objetos se manejan en dos dimensiones, lo que simplifica el cálculo de interacciones.</text:span></text:p>
      <text:p text:style-name="P2"><text:span text:style-name="T4">La física en juegos 2D es menos compleja, enfocándose en elementos como la gravedad, el salto o el deslizamiento.</text:span></text:p>
      <text:p text:style-name="P2"><text:span text:style-name="T4">Estilo Artístico:</text:span></text:p>
      <text:p text:style-name="P6"/>
      <text:p text:style-name="P2"><text:soft-page-break/><text:span text:style-name="T4">Los gráficos de los juegos 2D pueden ir desde píxeles (pixel art) hasta ilustraciones detalladas o vectoriales, lo que les da una gran flexibilidad visual.</text:span></text:p>
      <text:p text:style-name="P2"><text:span text:style-name="T4">Algunos juegos 2D imitan un estilo retro, mientras que otros pueden tener gráficos muy modernos y estilizados.</text:span></text:p>
      <text:p text:style-name="P2"><text:span text:style-name="T4">Elementos de un Juego en 2D</text:span></text:p>
      <text:p text:style-name="P2"><text:span text:style-name="T4">Personajes (Sprites):</text:span></text:p>
      <text:p text:style-name="P6"/>
      <text:p text:style-name="P2"><text:span text:style-name="T4">Los personajes del juego se representan mediante sprites, que son imágenes bidimensionales. Estos personajes pueden tener diferentes animaciones según sus acciones (caminar, saltar, atacar, etc.).</text:span></text:p>
      <text:p text:style-name="P2"><text:span text:style-name="T4">Objetos y Elementos del Escenario:</text:span></text:p>
      <text:p text:style-name="P6"/>
      <text:p text:style-name="P2"><text:span text:style-name="T4">Los objetos interactuables del juego también se representan mediante sprites, como plataformas, obstáculos, enemigos, monedas, etc.</text:span></text:p>
      <text:p text:style-name="P2"><text:span text:style-name="T4">Estos objetos pueden moverse o cambiar dependiendo de la interacción del jugador.</text:span></text:p>
      <text:p text:style-name="P2"><text:span text:style-name="T4">Fondo o Escenario:</text:span></text:p>
      <text:p text:style-name="P6"/>
      <text:p text:style-name="P2"><text:span text:style-name="T4">El escenario puede ser un fondo estático o en movimiento (scrolling). Este entorno ayuda a establecer el ambiente del juego.</text:span></text:p>
      <text:p text:style-name="P2"><text:span text:style-name="T4">En algunos juegos, el escenario también puede tener varias capas de fondo para dar la ilusión de profundidad (parallax scrolling).</text:span></text:p>
      <text:p text:style-name="P2"><text:span text:style-name="T4">Interfaz de Usuario (HUD):</text:span></text:p>
      <text:p text:style-name="P6"/>
      <text:p text:style-name="P2"><text:span text:style-name="T4">Los juegos 2D incluyen una HUD (Head-Up Display) que muestra información importante para el jugador, como la salud, puntuación, tiempo, número de vidas, o inventario.</text:span></text:p>
      <text:p text:style-name="P2"><text:span text:style-name="T4">Estos elementos suelen estar en los bordes de la pantalla para no interferir con la acción principal.</text:span></text:p>
      <text:p text:style-name="P2"><text:span text:style-name="T4">Controles Simples:</text:span></text:p>
      <text:p text:style-name="P6"/>
      <text:p text:style-name="P2"><text:span text:style-name="T4">Los controles en juegos 2D suelen ser sencillos, generalmente limitados a mover al personaje a la izquierda, derecha, arriba o abajo, y realizar acciones como saltar, disparar o atacar.</text:span></text:p>
      <text:p text:style-name="P2"><text:soft-page-break/><text:span text:style-name="T4">Música y Efectos de Sonido:</text:span></text:p>
      <text:p text:style-name="P6"/>
      <text:p text:style-name="P2"><text:span text:style-name="T4">La música de fondo y los efectos sonoros acompañan la experiencia del juego, añadiendo inmersión.</text:span></text:p>
      <text:p text:style-name="P2"><text:span text:style-name="T4">Los efectos de sonido también son claves para indicar acciones o eventos importantes en el juego (por ejemplo, recoger una moneda o recibir daño).</text:span></text:p>
      <text:p text:style-name="P2"><text:span text:style-name="T4">Niveles:</text:span></text:p>
      <text:p text:style-name="P6"/>
      <text:p text:style-name="P2"><text:span text:style-name="T4">Los juegos en 2D suelen estar organizados en niveles o etapas, que el jugador debe superar progresivamente.</text:span></text:p>
      <text:p text:style-name="P2"><text:span text:style-name="T4">Cada nivel puede tener diferentes diseños, desafíos y enemigos, con una dificultad creciente.</text:span></text:p>
      <text:p text:style-name="P2"><text:span text:style-name="T4">Colisiones y Física:</text:span></text:p>
      <text:p text:style-name="P6"/>
      <text:p text:style-name="P2"><text:span text:style-name="T4">La detección de colisiones entre el personaje y los objetos o enemigos es esencial en juegos 2D. Determina, por ejemplo, si un personaje aterriza en una plataforma o choca contra un obstáculo.</text:span></text:p>
      <text:p text:style-name="P2"><text:span text:style-name="T4">La física también incluye aspectos como el salto y la gravedad, que afectan cómo los personajes se mueven en el entorno.</text:span></text:p>
      <text:p text:style-name="P2"><text:span text:style-name="T4">Ejemplos de Juegos 2D</text:span></text:p>
      <text:p text:style-name="P2"><text:span text:style-name="T4">Algunos géneros de juegos 2D populares son:</text:span></text:p>
      <text:p text:style-name="P6"/>
      <text:p text:style-name="P2"><text:span text:style-name="T4">Plataformas: Donde el jugador salta entre plataformas y evita obstáculos. Ejemplo: Super Mario Bros.</text:span></text:p>
      <text:p text:style-name="P2"><text:span text:style-name="T4">Peleas: Juegos donde dos o más personajes se enfrentan en un espacio limitado. Ejemplo: Street Fighter.</text:span></text:p>
      <text:p text:style-name="P2"><text:span text:style-name="T4">Shoot'em up: Donde el jugador controla una nave u objeto que dispara a los enemigos. Ejemplo: Space Invaders.</text:span></text:p>
      <text:p text:style-name="P2"><text:span text:style-name="T4">En resumen, los juegos 2D se centran en una experiencia visual y de control simple, aprovechando un entorno bidimensional para ofrecer jugabilidad rápida y accesible, lo que los hace populares en una amplia variedad de dispositivos y plataformas.</text:span></text:p>
      <text:p text:style-name="P6"/>
      <text:p text:style-name="P2"><text:soft-page-break/><text:span text:style-name="T4">Características de un Juego en 3D</text:span></text:p>
      <text:p text:style-name="P2"><text:span text:style-name="T4">Los juegos en tres dimensiones (3D) se caracterizan por tener profundidad, lo que permite a los jugadores moverse y experimentar el entorno en un espacio tridimensional. A continuación, se describen las principales características de los juegos 3D:</text:span></text:p>
      <text:p text:style-name="P6"/>
      <text:p text:style-name="P2"><text:span text:style-name="T4">Espacio Tridimensional:</text:span></text:p>
      <text:p text:style-name="P6"/>
      <text:p text:style-name="P2"><text:span text:style-name="T4">Los juegos 3D se desarrollan en un espacio con tres ejes: horizontal (x), vertical (y) y profundidad (z), lo que permite un mayor grado de libertad en el movimiento y las interacciones.</text:span></text:p>
      <text:p text:style-name="P2"><text:span text:style-name="T4">Los personajes pueden moverse hacia adelante y hacia atrás, además de las direcciones clásicas de los juegos 2D.</text:span></text:p>
      <text:p text:style-name="P2"><text:span text:style-name="T4">Modelos 3D:</text:span></text:p>
      <text:p text:style-name="P6"/>
      <text:p text:style-name="P2"><text:span text:style-name="T4">Los gráficos en 3D se construyen a partir de modelos 3D, que son representaciones tridimensionales de personajes, objetos y escenarios.</text:span></text:p>
      <text:p text:style-name="P2"><text:span text:style-name="T4">Los modelos están compuestos por polígonos y tienen texturas aplicadas para darles detalles visuales como piel, ropa o superficies realistas.</text:span></text:p>
      <text:p text:style-name="P2"><text:span text:style-name="T4">Cámara en Tercera o Primera Persona:</text:span></text:p>
      <text:p text:style-name="P6"/>
      <text:p text:style-name="P2"><text:span text:style-name="T4">En los juegos 3D, la cámara juega un papel crucial. Puede estar detrás del personaje (tercera persona), sobre su hombro o dentro del personaje (primera persona), lo que ofrece una visión inmersiva del entorno.</text:span></text:p>
      <text:p text:style-name="P2"><text:span text:style-name="T4">La cámara es dinámica y se ajusta a los movimientos del jugador o la acción del juego.</text:span></text:p>
      <text:p text:style-name="P2"><text:span text:style-name="T4">Colisiones y Física Realista:</text:span></text:p>
      <text:p text:style-name="P6"/>
      <text:p text:style-name="P2"><text:span text:style-name="T4">Los juegos 3D suelen tener motores de física avanzados que simulan colisiones, gravedad, interacción con objetos y movimientos realistas.</text:span></text:p>
      <text:p text:style-name="P2"><text:span text:style-name="T4">Las colisiones no solo ocurren en dos ejes, sino también en el eje z, lo que aumenta la complejidad de la detección de colisiones.</text:span></text:p>
      <text:p text:style-name="P2"><text:span text:style-name="T4">Mundo Abierto o Escenarios:</text:span></text:p>
      <text:p text:style-name="P6"/>
      <text:p text:style-name="P2"><text:soft-page-break/><text:span text:style-name="T4">Los juegos 3D a menudo presentan mundos abiertos o grandes entornos en los que el jugador puede moverse libremente. Sin embargo, también pueden tener niveles o escenarios más cerrados.</text:span></text:p>
      <text:p text:style-name="P2"><text:span text:style-name="T4">En mundos abiertos, el jugador explora el entorno desde cualquier dirección, a menudo con la posibilidad de interactuar con diversos objetos y personajes.</text:span></text:p>
      <text:p text:style-name="P2"><text:span text:style-name="T4">Sistemas de Iluminación y Sombras:</text:span></text:p>
      <text:p text:style-name="P6"/>
      <text:p text:style-name="P2"><text:span text:style-name="T4">En los juegos 3D, la iluminación es esencial para crear un entorno realista. Los objetos reaccionan a la luz, creando sombras dinámicas que cambian según la fuente de luz y la hora del día.</text:span></text:p>
      <text:p text:style-name="P2"><text:span text:style-name="T4">Las técnicas como la iluminación global, el mapeo de sombras y el mapeo de luces mejoran la atmósfera y el realismo del juego.</text:span></text:p>
      <text:p text:style-name="P2"><text:span text:style-name="T4">Animación Esquelética:</text:span></text:p>
      <text:p text:style-name="P6"/>
      <text:p text:style-name="P2"><text:span text:style-name="T4">En los modelos 3D, los personajes suelen estar animados mediante rigging o esqueletos, que son sistemas de huesos virtuales que controlan los movimientos.</text:span></text:p>
      <text:p text:style-name="P2"><text:span text:style-name="T4">Esto permite una mayor flexibilidad en las animaciones y movimientos fluidos y realistas.</text:span></text:p>
      <text:p text:style-name="P2"><text:span text:style-name="T4">Mayor Interacción con el Entorno:</text:span></text:p>
      <text:p text:style-name="P6"/>
      <text:p text:style-name="P2"><text:span text:style-name="T4">En los juegos 3D, el jugador puede interactuar con objetos de maneras más complejas, como abrir puertas, recoger objetos, destruir elementos del entorno, etc.</text:span></text:p>
      <text:p text:style-name="P2"><text:span text:style-name="T4">También es común encontrar física de destrucción, donde los objetos reaccionan de manera realista a los impactos.</text:span></text:p>
      <text:p text:style-name="P2"><text:span text:style-name="T4">Elementos de un Juego en 3D</text:span></text:p>
      <text:p text:style-name="P2"><text:span text:style-name="T4">Personajes y Modelos 3D:</text:span></text:p>
      <text:p text:style-name="P6"/>
      <text:p text:style-name="P2"><text:span text:style-name="T4">Los personajes, objetos y enemigos se representan mediante modelos 3D creados a partir de polígonos. Estos modelos están texturizados y animados para darles vida y dinamismo.</text:span></text:p>
      <text:p text:style-name="P2"><text:span text:style-name="T4">Los personajes pueden tener animaciones para caminar, correr, saltar, atacar, etc., y suelen reaccionar de manera realista a las interacciones del entorno.</text:span></text:p>
      <text:p text:style-name="P2"><text:span text:style-name="T4">Entorno y Escenarios 3D:</text:span></text:p>
      <text:p text:style-name="P6"><text:soft-page-break/></text:p>
      <text:p text:style-name="P2"><text:span text:style-name="T4">El entorno en un juego 3D es tridimensional, lo que permite a los jugadores moverse y explorar en todas las direcciones.</text:span></text:p>
      <text:p text:style-name="P2"><text:span text:style-name="T4">Los escenarios pueden ser lineales (el jugador sigue un camino predefinido) o no lineales, donde el jugador puede explorar libremente un mundo abierto.</text:span></text:p>
      <text:p text:style-name="P2"><text:span text:style-name="T4">Colisiones y Física Compleja:</text:span></text:p>
      <text:p text:style-name="P6"/>
      <text:p text:style-name="P2"><text:span text:style-name="T4">La detección de colisiones es más compleja que en los juegos 2D, ya que debe manejar las interacciones en los tres ejes (x, y y z).</text:span></text:p>
      <text:p text:style-name="P2"><text:span text:style-name="T4">El motor de física puede incluir efectos como la gravedad, el rebote, el deslizamiento, y las simulaciones realistas de movimiento.</text:span></text:p>
      <text:p text:style-name="P2"><text:span text:style-name="T4">Iluminación y Sombreado:</text:span></text:p>
      <text:p text:style-name="P6"/>
      <text:p text:style-name="P2"><text:span text:style-name="T4">Los sistemas de iluminación en juegos 3D son avanzados, con luces dinámicas que crean sombras y reflejos realistas en los objetos.</text:span></text:p>
      <text:p text:style-name="P2"><text:span text:style-name="T4">También se utilizan técnicas de sombras proyectadas, oclusión ambiental y reflejos para dar mayor realismo al mundo del juego.</text:span></text:p>
      <text:p text:style-name="P2"><text:span text:style-name="T4">Interfaz de Usuario (HUD):</text:span></text:p>
      <text:p text:style-name="P6"/>
      <text:p text:style-name="P2"><text:span text:style-name="T4">Similar a los juegos 2D, el HUD proporciona información esencial para el jugador, como la salud, la munición, el mapa, o los puntos de experiencia.</text:span></text:p>
      <text:p text:style-name="P2"><text:span text:style-name="T4">En algunos juegos 3D, el HUD puede adaptarse a la perspectiva del jugador, integrándose más en el entorno.</text:span></text:p>
      <text:p text:style-name="P2"><text:span text:style-name="T4">Control de la Cámara:</text:span></text:p>
      <text:p text:style-name="P6"/>
      <text:p text:style-name="P2"><text:span text:style-name="T4">La cámara es un elemento clave en los juegos 3D, y puede ser fija (como en algunos juegos de plataformas) o dinámica (siguiendo al personaje o permitiendo al jugador controlar el ángulo de visión).</text:span></text:p>
      <text:p text:style-name="P2"><text:span text:style-name="T4">La cámara ajusta su perspectiva para mejorar la visibilidad del entorno y la jugabilidad.</text:span></text:p>
      <text:p text:style-name="P2"><text:span text:style-name="T4">Sistemas de Navegación y Rutas:</text:span></text:p>
      <text:p text:style-name="P6"/>
      <text:p text:style-name="P2"><text:soft-page-break/><text:span text:style-name="T4">En los juegos 3D, especialmente los de mundo abierto, es importante contar con sistemas de navegación que ayuden al jugador a orientarse, como minimapas o brújulas en pantalla.</text:span></text:p>
      <text:p text:style-name="P2"><text:span text:style-name="T4">También se pueden incluir sistemas de autoguía que dirigen al jugador hacia sus objetivos.</text:span></text:p>
      <text:p text:style-name="P2"><text:span text:style-name="T4">Multijugador y Conectividad:</text:span></text:p>
      <text:p text:style-name="P6"/>
      <text:p text:style-name="P2"><text:span text:style-name="T4">Muchos juegos 3D incluyen modos multijugador en línea, donde los jugadores pueden interactuar entre sí en un espacio 3D compartido.</text:span></text:p>
      <text:p text:style-name="P2"><text:span text:style-name="T4">Esto requiere de servidores y tecnología de red para sincronizar los movimientos y acciones de los jugadores.</text:span></text:p>
      <text:p text:style-name="P2"><text:span text:style-name="T4">Ejemplos de Juegos 3D</text:span></text:p>
      <text:p text:style-name="P2"><text:span text:style-name="T4">Mundo Abierto: The Legend of Zelda: Breath of the Wild, donde los jugadores pueden explorar libremente un vasto mundo 3D lleno de desafíos.</text:span></text:p>
      <text:p text:style-name="P2"><text:span text:style-name="T4">Primera Persona (FPS): Call of Duty, donde los jugadores experimentan el juego desde la perspectiva del personaje.</text:span></text:p>
      <text:p text:style-name="P2"><text:span text:style-name="T4">Tercera Persona: Grand Theft Auto V, en el que la cámara sigue al personaje desde atrás mientras interactúa con el entorno.</text:span></text:p>
      <text:p text:style-name="P2"><text:span text:style-name="T4">Conclusión</text:span></text:p>
      <text:p text:style-name="P2"><text:span text:style-name="T4">Los juegos 3D ofrecen una experiencia más inmersiva y compleja que los juegos 2D debido a su representación tridimensional y mayor interactividad con el entorno. Desde modelos 3D y sistemas de física avanzados, hasta una cámara dinámica y mundos abiertos, los juegos en 3D requieren una arquitectura más sofisticada, pero a su vez, ofrecen una jugabilidad más rica y envolvente.</text:span></text:p>
      <text:p text:style-name="P6"/>
      <text:p text:style-name="P6"/>
      <text:p text:style-name="P2"><text:span text:style-name="T5"/></text:p>
      <text:p text:style-name="P7"/>
      <text:p text:style-name="P2"><text:span text:style-name="T6">c) Se han analizado entornos de desarrollo de juegos. - Nuestro entorno es un editor y un navegador. que editor hemos usado? podríamos haber usado otro? y otros? que navegador hemos usado? por que? podríamos haber usado otros? has probado tu juego en otros navegadores?</text:span></text:p>
      <text:p text:style-name="P7"/>
      <text:p text:style-name="P2"><text:span text:style-name="T6">d) Se han analizado diferentes motores de juegos, sus características y funcionalidades - </text:span><text:soft-page-break/><text:span text:style-name="T6">Diferencia entre el juego que hemos creado en 2D y el juego que hemos creado en 3D, indica en que se parecen y cuales son las diferencias. Hemos usado Threejs en lugar de programar 3D en crudo. Por que?</text:span></text:p>
      <text:p text:style-name="P2"><text:span text:style-name="T7">Three.js es una biblioteca de JavaScript que facilita la creación y visualización de gráficos en 3D en el navegador utilizando WebGL. Se utiliza principalmente para crear experiencias gráficas interactivas en 3D, desde visualizaciones de datos hasta videojuegos y simulaciones complejas. A continuación, te comento en qué escenarios es recomendable utilizar Three.js:</text:span></text:p>
      <text:p text:style-name="P7"/>
      <text:p text:style-name="P2"><text:span text:style-name="T7">Cuándo usar Three.js:</text:span></text:p>
      <text:p text:style-name="P2"><text:span text:style-name="T7">Gráficos en 3D en el Navegador: Si necesitas crear una escena o aplicación 3D directamente en el navegador, Three.js es una excelente opción. Es ideal cuando quieres evitar el trabajo más bajo nivel que supone utilizar WebGL directamente.</text:span></text:p>
      <text:p text:style-name="P7"/>
      <text:p text:style-name="P2"><text:span text:style-name="T7">Animaciones y Simulaciones Interactivas: Cuando quieras agregar animaciones, simulaciones físicas o interactividad en un entorno 3D, como mover objetos en tiempo real, cambiar cámaras, o responder a la interacción del usuario (clics, movimientos de ratón, etc.).</text:span></text:p>
      <text:p text:style-name="P7"/>
      <text:p text:style-name="P2"><text:span text:style-name="T7">Visualizaciones Interactivas: Three.js es muy útil para visualizar datos complejos en 3D. Esto puede incluir visualización de datos científicos, diagramas, gráficos en 3D, o incluso para recorridos arquitectónicos virtuales o modelos 3D interactivos.</text:span></text:p>
      <text:p text:style-name="P7"/>
      <text:p text:style-name="P2"><text:span text:style-name="T7">Juegos en 3D en el Navegador: Si estás creando un juego que necesita gráficos 3D y quieres ejecutarlo en el navegador sin depender de un motor más complejo como Unity o Unreal Engine, Three.js es una opción sencilla y eficiente.</text:span></text:p>
      <text:p text:style-name="P7"/>
      <text:p text:style-name="P2"><text:span text:style-name="T7">Realidad Virtual (VR) y Realidad Aumentada (AR): Three.js ofrece soporte para VR y AR en el navegador a través de WebXR, lo que lo convierte en una excelente herramienta para crear experiencias inmersivas que pueden ejecutarse en dispositivos compatibles sin necesidad de instalar aplicaciones nativas.</text:span></text:p>
      <text:p text:style-name="P7"/>
      <text:p text:style-name="P2"><text:span text:style-name="T7">Proyectos Creativos en Arte y Diseño: Artistas digitales y diseñadores usan Three.js para crear experiencias inmersivas y piezas artísticas en 3D, gracias a su capacidad para manipular luces, sombras, texturas y geometrías.</text:span></text:p>
      <text:p text:style-name="P7"/>
      <text:p text:style-name="P2"><text:soft-page-break/><text:span text:style-name="T7">Ejemplos de uso:</text:span></text:p>
      <text:p text:style-name="P2"><text:span text:style-name="T7">Simulaciones físicas: Como simulaciones de partículas, sistemas planetarios o modelos de física.</text:span></text:p>
      <text:p text:style-name="P2"><text:span text:style-name="T7">Arquitectura y modelado 3D: Renderización de edificios, interiores o vehículos interactivos que los usuarios pueden explorar.</text:span></text:p>
      <text:p text:style-name="P2"><text:span text:style-name="T7">Realidad aumentada y virtual: Crear experiencias inmersivas que combinen objetos reales y virtuales en el navegador.</text:span></text:p>
      <text:p text:style-name="P2"><text:span text:style-name="T7">Juegos: Juegos en 3D ligeros y rápidos que se ejecutan en navegadores web.</text:span></text:p>
      <text:p text:style-name="P2"><text:span text:style-name="T7">Visualizaciones de datos: Gráficos de datos o representaciones en 3D que permiten a los usuarios explorar los datos desde diferentes perspectivas.</text:span></text:p>
      <text:p text:style-name="P2"><text:span text:style-name="T7">Cuándo no usar Three.js:</text:span></text:p>
      <text:p text:style-name="P2"><text:span text:style-name="T7">Aplicaciones de gráficos simples en 2D: Si solo necesitas gráficos en 2D o animaciones sencillas, Three.js es excesivo. Herramientas como Canvas API o D3.js serían más apropiadas.</text:span></text:p>
      <text:p text:style-name="P7"/>
      <text:p text:style-name="P2"><text:span text:style-name="T7">Proyectos pesados en 3D o juegos complejos: Para juegos o simulaciones 3D más avanzados, con físicas complejas o un rendimiento extremadamente alto, es mejor usar un motor de videojuegos dedicado como Unity o Unreal Engine, que están más optimizados para ese tipo de proyectos.</text:span></text:p>
      <text:p text:style-name="P7"/>
      <text:p text:style-name="P2"><text:span text:style-name="T7">Aplicaciones móviles nativas: Aunque Three.js puede funcionar en dispositivos móviles, si estás desarrollando una aplicación móvil nativa que necesita gráficos en 3D avanzados, podrías obtener mejor rendimiento con soluciones nativas.</text:span></text:p>
      <text:p text:style-name="P7"/>
      <text:p text:style-name="P2"><text:span text:style-name="T7">En resumen, usa Three.js cuando necesites crear gráficos o experiencias interactivas en 3D dentro de un navegador web, especialmente si tu proyecto requiere animaciones, simulaciones, o visualizaciones complejas en tiempo real.</text:span></text:p>
      <text:p text:style-name="P7"/>
      <text:p text:style-name="P8"/>
      <text:p text:style-name="P8"/>
      <text:p text:style-name="P8"/>
      <text:p text:style-name="P8"/>
      <text:p text:style-name="P8"><text:soft-page-break/>e) Se han identificado los bloques funcionales de un juego existente - Condiciones iniciales, la funcion de inicio, hemos creado clases, hemos creado un bucle, hemos dibujado,</text:p>
      <text:p text:style-name="P2"><text:span text:style-name="T7">Este código es una implementación básica de un juego en 2D usando JavaScript y el elemento &lt;canvas&gt;. A continuación, te explico lo más importante:</text:span></text:p>
      <text:p text:style-name="P7"/>
      <text:p text:style-name="P2"><text:span text:style-name="T7">Estructura del Código:</text:span></text:p>
      <text:p text:style-name="P2"><text:span text:style-name="T7">HTML:</text:span></text:p>
      <text:p text:style-name="P7"/>
      <text:p text:style-name="P2"><text:span text:style-name="T7">Define tres elementos &lt;canvas&gt; para diferentes propósitos: uno para las plataformas (lienzoplataformas), otro para los objetos del jugador y NPCs (lienzo1), y un tercero para otros elementos visuales (lienzo2).</text:span></text:p>
      <text:p text:style-name="P2"><text:span text:style-name="T7">Utiliza estilos CSS para ajustar la apariencia del canvas.</text:span></text:p>
      <text:p text:style-name="P2"><text:span text:style-name="T7">Imágenes:</text:span></text:p>
      <text:p text:style-name="P7"/>
      <text:p text:style-name="P2"><text:span text:style-name="T7">Carga varias imágenes (spritesheetbueno.png, malo.png, plataformas.png) que se utilizan para representar al jugador, a los NPCs y a las plataformas del juego.</text:span></text:p>
      <text:p text:style-name="P2"><text:span text:style-name="T7">Cuando la imagen de las plataformas se carga, se dibuja en el canvas de plataformas (lienzoplataformas).</text:span></text:p>
      <text:p text:style-name="P2"><text:span text:style-name="T7">Clases:</text:span></text:p>
      <text:p text:style-name="P7"/>
      <text:p text:style-name="P2"><text:span text:style-name="T7">Clase Jugador: Representa al personaje principal.</text:span></text:p>
      <text:p text:style-name="P2"><text:span text:style-name="T7">El jugador tiene coordenadas x e y, una velocidad en el eje y (vy), y también en el eje x (vx), lo que permite movimiento horizontal.</text:span></text:p>
      <text:p text:style-name="P2"><text:span text:style-name="T7">El método dibuja() usa la imagen del jugador dependiendo de la dirección en que está mirando.</text:span></text:p>
      <text:p text:style-name="P2"><text:span text:style-name="T7">El método mueve() actualiza la posición del jugador basado en la gravedad y las teclas presionadas.</text:span></text:p>
      <text:p text:style-name="P2"><text:span text:style-name="T7">El método colisionaPlataformas() detecta si el jugador está en contacto con una plataforma y lo detiene si es necesario.</text:span></text:p>
      <text:p text:style-name="P2"><text:span text:style-name="T7">Clase Npc: Representa a los enemigos u objetos móviles del juego.</text:span></text:p>
      <text:p text:style-name="P2"><text:span text:style-name="T7">Los NPCs se mueven en función de un ángulo aleatorio y rebotan en los bordes del canvas.</text:span></text:p>
      <text:p text:style-name="P2"><text:soft-page-break/><text:span text:style-name="T7">El método mueve() actualiza su posición, y rebota() ajusta el ángulo si colisionan con un borde.</text:span></text:p>
      <text:p text:style-name="P2"><text:span text:style-name="T7">Movimiento y Gravedad:</text:span></text:p>
      <text:p text:style-name="P7"/>
      <text:p text:style-name="P2"><text:span text:style-name="T7">El jugador está afectado por una gravedad que incrementa su velocidad vertical (vy) mientras está cayendo.</text:span></text:p>
      <text:p text:style-name="P2"><text:span text:style-name="T7">El movimiento se controla con las teclas del teclado:</text:span></text:p>
      <text:p text:style-name="P2"><text:span text:style-name="T7">ArrowLeft y ArrowRight mueven al jugador horizontalmente.</text:span></text:p>
      <text:p text:style-name="P2"><text:span text:style-name="T7">ArrowUp hace que el jugador salte.</text:span></text:p>
      <text:p text:style-name="P2"><text:span text:style-name="T7">ArrowDown lo mueve hacia abajo.</text:span></text:p>
      <text:p text:style-name="P2"><text:span text:style-name="T7">Detección de Colisiones:</text:span></text:p>
      <text:p text:style-name="P7"/>
      <text:p text:style-name="P2"><text:span text:style-name="T7">Usa la función getImageData() para obtener información sobre los colores de un píxel en el canvas y detectar si el jugador ha tocado algo (como una plataforma o un objeto que lo hace perder).</text:span></text:p>
      <text:p text:style-name="P2"><text:span text:style-name="T7">Si el jugador cae fuera del área (más allá de y &gt; 512), el juego se reinicia.</text:span></text:p>
      <text:p text:style-name="P2"><text:span text:style-name="T7">Bucle de Juego:</text:span></text:p>
      <text:p text:style-name="P7"/>
      <text:p text:style-name="P2"><text:span text:style-name="T7">El juego corre en un bucle controlado por setTimeout, que actualiza y dibuja al jugador y los NPCs cada 30 milisegundos.</text:span></text:p>
      <text:p text:style-name="P2"><text:span text:style-name="T7">Funcionalidades Importantes:</text:span></text:p>
      <text:p text:style-name="P2"><text:span text:style-name="T7">Gravedad y movimiento horizontal: El jugador se ve afectado por la gravedad, y puede moverse horizontalmente en el aire, con saltos diagonales si se presiona una tecla de dirección durante el salto.</text:span></text:p>
      <text:p text:style-name="P2"><text:span text:style-name="T7">Colisiones con plataformas: El jugador detecta las colisiones con las plataformas para dejar de caer y no atravesarlas.</text:span></text:p>
      <text:p text:style-name="P2"><text:span text:style-name="T7">Enemigos que rebotan: Los NPCs se mueven en ángulos aleatorios y rebotan cuando tocan los límites del canvas.</text:span></text:p>
      <text:p text:style-name="P2"><text:span text:style-name="T7">Detección de fin del juego: Si el jugador toca ciertas áreas o cae demasiado, el juego se reinicia.</text:span></text:p>
      <text:p text:style-name="P2"><text:span text:style-name="T7">Este código representa un punto de partida para un juego 2D simple con controles de movimiento, colisiones básicas y enemigos que se mueven de manera autónoma.</text:span></text:p>
      <text:p text:style-name="P8"><text:soft-page-break/></text:p>
      <text:p text:style-name="P8">f) Se ha reconocido la representación lógica y espacial de una escena gráfica sobre un juego existente - Indica la diferencia entre la parte de gestion logica, y la parte de pintura en el canvas del juego que hemos desarrollado</text:p>
      <text:p text:style-name="P2"><text:span text:style-name="T7">1. Gestión Lógica</text:span></text:p>
      <text:p text:style-name="P2"><text:span text:style-name="T7">Definición:</text:span></text:p>
      <text:p text:style-name="P2"><text:span text:style-name="T7">La gestión lógica se refiere a la parte del código que se encarga de la lógica del juego, que incluye la interacción de los objetos, las reglas del juego, la actualización del estado de los objetos y la detección de colisiones. En esta parte, se define cómo se comportan los elementos del juego y cómo interactúan entre sí.</text:span></text:p>
      <text:p text:style-name="P7"/>
      <text:p text:style-name="P2"><text:span text:style-name="T7">Características:</text:span></text:p>
      <text:p text:style-name="P7"/>
      <text:p text:style-name="P2"><text:span text:style-name="T7">Estado del juego: Maneja la información sobre el estado actual del juego, como la posición de los personajes, la velocidad, y cualquier otro atributo relevante.</text:span></text:p>
      <text:p text:style-name="P2"><text:span text:style-name="T7">Física y Movimiento: Calcula la física del juego, como la gravedad, el movimiento de los personajes, y las colisiones con otros objetos (por ejemplo, las plataformas en el juego).</text:span></text:p>
      <text:p text:style-name="P2"><text:span text:style-name="T7">Interacciones: Define cómo responden los personajes y NPCs (personajes no jugables) a las acciones del jugador (por ejemplo, saltar, moverse, o interactuar con otros objetos).</text:span></text:p>
      <text:p text:style-name="P2"><text:span text:style-name="T7">Eventos: Maneja eventos como la pérdida de vida, la puntuación, o el final del juego.</text:span></text:p>
      <text:p text:style-name="P2"><text:span text:style-name="T7">No visual: No se ocupa de la representación visual de los objetos; en su lugar, se centra en las reglas y la lógica que determinan el comportamiento del juego.</text:span></text:p>
      <text:p text:style-name="P2"><text:span text:style-name="T7">Ejemplo en el código:</text:span></text:p>
      <text:p text:style-name="P7"/>
      <text:p text:style-name="P2"><text:span text:style-name="T7">javascript</text:span></text:p>
      <text:p text:style-name="P2"><text:span text:style-name="T7">Copiar código</text:span></text:p>
      <text:p text:style-name="P2"><text:span text:style-name="T7">// Método que gestiona el movimiento del jugador</text:span></text:p>
      <text:p text:style-name="P2"><text:span text:style-name="T7">mueve() {</text:span></text:p>
      <text:p text:style-name="P2"><text:span text:style-name="T7"><text:s text:c="2"/>if (this.cayendo) {</text:span></text:p>
      <text:p text:style-name="P2"><text:span text:style-name="T7"><text:s text:c="4"/>this.vy += gravedad; <text:s/>// Aplicar gravedad</text:span></text:p>
      <text:p text:style-name="P2"><text:soft-page-break/><text:span text:style-name="T7"><text:s text:c="4"/>this.y += this.vy; <text:s text:c="3"/>// Actualizar posición vertical</text:span></text:p>
      <text:p text:style-name="P2"><text:span text:style-name="T7"><text:s text:c="4"/>this.x += this.vx; <text:s text:c="3"/>// Aplicar movimiento horizontal</text:span></text:p>
      <text:p text:style-name="P2"><text:span text:style-name="T7"><text:s text:c="2"/>}</text:span></text:p>
      <text:p text:style-name="P2"><text:span text:style-name="T7"><text:s text:c="2"/>this.colisionaPlataformas(); // Verificar colisiones con plataformas</text:span></text:p>
      <text:p text:style-name="P2"><text:span text:style-name="T7">}</text:span></text:p>
      <text:p text:style-name="P2"><text:span text:style-name="T7">2. Pintura en el Canvas</text:span></text:p>
      <text:p text:style-name="P2"><text:span text:style-name="T7">Definición:</text:span></text:p>
      <text:p text:style-name="P2"><text:span text:style-name="T7">La pintura en el canvas se refiere a la representación visual de los objetos en la pantalla. Esta parte del código se encarga de dibujar todos los elementos gráficos del juego, como personajes, fondos y elementos de interfaz.</text:span></text:p>
      <text:p text:style-name="P7"/>
      <text:p text:style-name="P2"><text:span text:style-name="T7">Características:</text:span></text:p>
      <text:p text:style-name="P7"/>
      <text:p text:style-name="P2"><text:span text:style-name="T7">Renderizado: Se encarga de dibujar los objetos en el lienzo (canvas) utilizando funciones de dibujo, como drawImage() para imágenes o fillRect() para figuras geométricas.</text:span></text:p>
      <text:p text:style-name="P2"><text:span text:style-name="T7">Actualización Visual: Redibuja el estado visual de la escena en cada fotograma. Esto puede incluir la actualización de posiciones, animaciones, y efectos visuales.</text:span></text:p>
      <text:p text:style-name="P2"><text:span text:style-name="T7">Dibujo de Escena: Establece cómo se verán los elementos del juego en la pantalla, aplicando texturas, colores y efectos de iluminación.</text:span></text:p>
      <text:p text:style-name="P2"><text:span text:style-name="T7">Interfaz de Usuario: Maneja la representación de elementos de la interfaz de usuario, como menús, puntuaciones, o indicadores de vida.</text:span></text:p>
      <text:p text:style-name="P2"><text:span text:style-name="T7">Ejemplo en el código:</text:span></text:p>
      <text:p text:style-name="P7"/>
      <text:p text:style-name="P2"><text:span text:style-name="T7">javascript</text:span></text:p>
      <text:p text:style-name="P2"><text:span text:style-name="T7">Copiar código</text:span></text:p>
      <text:p text:style-name="P2"><text:span text:style-name="T7">// Método que dibuja al jugador en el canvas</text:span></text:p>
      <text:p text:style-name="P2"><text:span text:style-name="T7">dibuja() {</text:span></text:p>
      <text:p text:style-name="P2"><text:span text:style-name="T7"><text:s text:c="2"/>if (this.direccion == "izquierda") {</text:span></text:p>
      <text:p text:style-name="P2"><text:span text:style-name="T7"><text:s text:c="4"/>contexto.drawImage(imagenbueno, 0, 0, 35, 35, this.x, this.y, 35, 35); // Dibuja el jugador </text:span><text:soft-page-break/><text:span text:style-name="T7">hacia la izquierda</text:span></text:p>
      <text:p text:style-name="P2"><text:span text:style-name="T7"><text:s text:c="2"/>} else {</text:span></text:p>
      <text:p text:style-name="P2"><text:span text:style-name="T7"><text:s text:c="4"/>contexto.drawImage(imagenbueno, 35, 0, 35, 35, this.x, this.y, 35, 35); // Dibuja el jugador hacia la derecha</text:span></text:p>
      <text:p text:style-name="P2"><text:span text:style-name="T7"><text:s text:c="2"/>}</text:span></text:p>
      <text:p text:style-name="P2"><text:span text:style-name="T7">}</text:span></text:p>
      <text:p text:style-name="P2"><text:span text:style-name="T7">Resumen de Diferencias</text:span></text:p>
      <text:p text:style-name="P2"><text:span text:style-name="T7">Gestión Lógica: Se ocupa de cómo funcionan los elementos del juego y de las reglas que rigen la interacción. Es más sobre el "qué" y el "cómo" del comportamiento de los objetos.</text:span></text:p>
      <text:p text:style-name="P7"/>
      <text:p text:style-name="P2"><text:span text:style-name="T7">Pintura en el Canvas: Se centra en cómo se ven los elementos del juego en la pantalla. Se encarga del "cómo" se representa visualmente el estado del juego.</text:span></text:p>
      <text:p text:style-name="P7"/>
      <text:p text:style-name="P2"><text:span text:style-name="T7">Ambas partes son fundamentales para el desarrollo de un juego, ya que la gestión lógica determina la jugabilidad y la experiencia del jugador, mientras que la pintura en el canvas crea la representación visual que permite al jugador interactuar con el mundo del juego.</text:span></text:p>
      <text:p text:style-name="P2"><text:span text:style-name="T7"/></text:p>
      <text:p text:style-name="P2"><text:span text:style-name="T7"/></text:p>
      <text:p text:style-name="P7"/>
      <text:p text:style-name="P2"><text:span text:style-name="T7">XXXXXXXXXXXXXXXXXXXXXXXXXXXXXXXXXXXXXXXXXXXXXXXXXXXXXXXXXXXXXXXXXXXXXXXXXXX</text:span></text:p>
      <text:p text:style-name="P7"/>
      <text:p text:style-name="P4"><text:span text:style-name="T8">2. Desarrolla juegos 2D y 3D sencillos utilizando motores de juegos.</text:span></text:p>
      <text:p text:style-name="P9"/>
      <text:p text:style-name="P4"><text:span text:style-name="T8">Criterios de evaluación:</text:span></text:p>
      <text:p text:style-name="P9"/>
      <text:p text:style-name="P4"><text:span text:style-name="T8">a) Se ha establecido la lógica de un nuevo juego.</text:span></text:p>
      <text:p text:style-name="P7"/>
      <text:p text:style-name="P2"><text:span text:style-name="T7">Explica la diferencia y las similitudes de la lógica entre los juegos 2D y 3D (3d con threejs)</text:span></text:p>
      <text:p text:style-name="P2"><text:soft-page-break/><text:span text:style-name="T7">Three.js es una <text:s/>biblioteca JavaScript que permite crear gráficos en 3D y experiencias interactivas directamente en el navegador y manipular elementos.</text:span></text:p>
      <text:p text:style-name="P2"><text:span text:style-name="T7">En primer lugar agregaremos este &lt;script&gt; en tu archivo HTML. <text:s/></text:span></text:p>
      <text:p text:style-name="P10"><text:span text:style-name="T9"><text:s text:c="4"/>&lt;script src="</text:span><text:a xlink:type="simple" xlink:href="https://cdnjs.cloudflare.com/ajax/libs/three.js/r128/three.min.js" text:style-name="ListLabel_20_1" text:visited-style-name="ListLabel_20_1"><text:span text:style-name="T10">https://cdnjs.cloudflare.com/ajax/libs/three.js/r128/three.min.js</text:span></text:a><text:span text:style-name="T9">"&gt;&lt;/script&gt;</text:span></text:p>
      <text:p text:style-name="P2"><text:span text:style-name="T7">Crearemos una escena con cámara , un objeto y <text:s/>un renderizador . También posicionaremos la cámara en algun punto en concreto , podremos generar una animación etc....</text:span></text:p>
      <text:p text:style-name="P2"><text:span text:style-name="T7">Podremos hacer muchas mas cosas como añadir luz , diferentes texturas , podremos mover la camara con controles de movimiento etc... </text:span></text:p>
      <text:p text:style-name="P7"/>
      <text:p text:style-name="P4"><text:span text:style-name="T8">b) Se han creado los objetos necesarios para el juego y definido sus características.</text:span></text:p>
      <text:p text:style-name="P7"/>
      <text:p text:style-name="P2"><text:span text:style-name="T7">En el juego 3D, comenta cómo crearmos objetos a partir de Three.mesh y Three.object</text:span></text:p>
      <text:p text:style-name="P2"><text:span text:style-name="T7">En Three.js, los objetos tridimensionales se crean combinando geometrías y materiales con la clase THREE.Mesh. Además, para organizar y agrupar múltiples objetos, se puede usar la clase THREE.Object3D. </text:span></text:p>
      <text:p text:style-name="P7"/>
      <text:p text:style-name="P4"><text:span text:style-name="T8">c) Se han creado las escenas del juego y distribuido los objetos en las mismas.</text:span></text:p>
      <text:p text:style-name="P7"/>
      <text:p text:style-name="P2"><text:span text:style-name="T7">En el juego, comenta que, para que todo funcione, tiene que existir un objeto raiz llamada Three.scene, dentro del cual estarán enmarcados el resto de objetos</text:span></text:p>
      <text:p text:style-name="P7"/>
      <text:p text:style-name="P4"><text:span text:style-name="T8">d) Se han creado materiales para determinar las propiedades finales de la superficie de un objeto.</text:span></text:p>
      <text:p text:style-name="P7"/>
      <text:p text:style-name="P2"><text:span text:style-name="T7">Cuando creamos objetos, les asignamos un <text:s/>material. De hecho usamos dos tipos de materiales. Comenta las características básicas de estos materiales, tal y como hemos visto en clase</text:span></text:p>
      <text:p text:style-name="P7"/>
      <text:p text:style-name="P4"><text:span text:style-name="T8">e) Se han establecido las propiedades físicas de los objetos.</text:span></text:p>
      <text:p text:style-name="P7"/>
      <text:p text:style-name="P2"><text:soft-page-break/><text:span text:style-name="T7">A lo largo del desarrollo de juegos 2D y 3D, hemos visto la simulacion de eventos físicos tales como la colisión o la gravedad. Comenta cómo hemos logrado tales efectos</text:span></text:p>
      <text:p text:style-name="P7"/>
      <text:p text:style-name="P7"/>
      <text:p text:style-name="P4"><text:span text:style-name="T8">g) Se han utilizado cámaras y configurado la iluminación.</text:span></text:p>
      <text:p text:style-name="P7"/>
      <text:p text:style-name="P2"><text:span text:style-name="T7">En los juegos 2D comenta como hicimos el efecto de desfase parallax, y en el juego 3D comenta que tuvimos que poner una cámara 3D para establecer el punto de vista del propio juego 3D</text:span></text:p>
      <text:p text:style-name="P7"/>
      <text:p text:style-name="P2"><text:span text:style-name="T7">i</text:span><text:span text:style-name="T11">) Se han realizado pruebas de funcionamiento y optimización de los juegos desarrollados.</text:span></text:p>
      <text:p text:style-name="P7"/>
      <text:p text:style-name="P7">Cuando hemos desarrollado juegos, hemos ten<text:span text:style-name="T12">i</text:span>do la consola abierta, para ver elementos tales como el consumo de CPU, el consumo de RAM, debugear, etc. Comenta todas estas operaciones realizadas.</text:p>
      <text:p text:style-name="P7"/>
      <text:p text:style-name="P2"><text:span text:style-name="T7">xxxxxxxxxxxxxxxxxxxxxxxxxxxxxxxxxxxxxxxxxxxxxxxxxxxxxxxxxxxxxxxxxxxxxxxxxxxxx</text:span></text:p>
      <text:p text:style-name="P9">3. Aplica tecnologías de desarrollo para dispositivos móviles evaluando sus características y capacidades.</text:p>
      <text:p text:style-name="P9"/>
      <text:p text:style-name="P9">Criterios de evaluación:</text:p>
      <text:p text:style-name="P9"/>
      <text:p text:style-name="P9">a) Se han analizado las limitaciones que plantea la ejecución de aplicaciones en los dispositivos móviles.</text:p>
      <text:p text:style-name="P7"/>
      <text:p text:style-name="P11">Los sistemas informáticos de sobremesa, como las torres, y los portátiles están diseñados para ofrecer un alto rendimiento y capacidad de expansión. Estos dispositivos suelen contar con procesadores más potentes, mayor capacidad de almacenamiento y opciones de personalización, como la posibilidad de cambiar componentes internos. Además, disponen de sistemas de refrigeración más eficientes, lo que les permite soportar cargas de trabajo intensivas durante períodos prolongados. Sin embargo, su tamaño y necesidad de estar <text:soft-page-break/>conectados a una fuente de energía limitan su movilidad, lo que los hace ideales para oficinas, hogares o entornos donde no se requiere transportarlos constantemente.</text:p>
      <text:p text:style-name="P12">En cambio, los dispositivos móviles, como smartphones y tablets, están diseñados para la portabilidad y la conectividad en cualquier lugar. Son más compactos, ligeros y cuentan con baterías integradas que les permiten funcionar sin estar conectados a la corriente durante varias horas. Aunque su potencia es menor en comparación con un ordenador de sobremesa o portátil, están optimizados para la eficiencia energética y el uso de aplicaciones adaptadas a pantallas táctiles. Además, suelen incluir sensores como GPS, giroscopio y cámaras de alta calidad, lo que los hace ideales para la comunicación, el entretenimiento y la productividad en movimiento.</text:p>
      <text:p text:style-name="P7"/>
      <text:p text:style-name="P7"/>
      <text:p text:style-name="P9">b) Se han identificado las tecnologías de desarrollo de aplicaciones para dispositivos móviles.</text:p>
      <text:p text:style-name="P7"/>
      <text:p text:style-name="P13"><text:span text:style-name="T13">El </text:span><text:span text:style-name="Strong_20_Emphasis"><text:span text:style-name="T14">desarrollo nativo</text:span></text:span><text:span text:style-name="T13"> se basa en la creación de aplicaciones específicamente para un sistema operativo, como Android o iOS. Para ello, se utilizan lenguajes de programación propios de cada plataforma, como </text:span><text:span text:style-name="Strong_20_Emphasis"><text:span text:style-name="T14">Java o Kotlin</text:span></text:span><text:span text:style-name="T13"> para Android y </text:span><text:span text:style-name="Strong_20_Emphasis"><text:span text:style-name="T14">Swift o Objective-C</text:span></text:span><text:span text:style-name="T13"> para iOS. Este enfoque permite un rendimiento óptimo, una mejor integración con el hardware del dispositivo y una experiencia de usuario más fluida, pero requiere desarrollar y mantener código separado para cada sistema operativo. </text:span></text:p>
      <text:p text:style-name="P7"/>
      <text:p text:style-name="P7"/>
      <text:p text:style-name="P2"><text:span text:style-name="T7">c) Se han instalado, configurado y utilizado entornos de trabajo para el desarrollo de aplicaciones para dispositivos móviles.</text:span></text:p>
      <text:p text:style-name="P7"/>
      <text:p text:style-name="P2"><text:span text:style-name="T7">En clase hemos instalado el entorno de desarrollo oficial para Android de Google que es el Android de estudio por una parte se trata de que indiquéis de dónde lo habéis sacado como lo habéis instalado como lo ejecutáis como lo ejecutáis y que me de digáis Por una parte del entorno de desarrollo y por otra parte de un proyecto cualquiera de Android por supuesto para esto lo que tenéis que hacer es mostrarme estas configuraciones abriendo y mostrando los proyectos personalizados que habéis hecho de aplicaciones móviles</text:span></text:p>
      <text:p text:style-name="P7"/>
      <text:p text:style-name="P2"><text:span text:style-name="T5"/></text:p>
      <text:p text:style-name="P7"/>
      <text:p text:style-name="P4"><text:soft-page-break/><text:span text:style-name="T8">f) Se ha analizado la estructura de aplicaciones existentes para dispositivos móviles identificando las clases utilizadas.</text:span></text:p>
      <text:p text:style-name="P7"/>
      <text:p text:style-name="P2"><text:span text:style-name="T7">Una vez que llegamos a este punto se supone que tenéis que desarrollar una aplicación móvil que se integre de alguna forma con el resto de aplicaciones que estés desarrollando especialmente sería extra positivo que realizaréis alguna integración de la aplicación móvil con respecto a la aplicación de gestión empresarial que se está desarrollando en la asignatura correspondiente así que de lo que se trata es de que expliquéis como habéis creado un nuevo proyecto y de qué forma habéis comunicado la aplicación móvil para mostrar y para compartir algo de información de la aplicación Crimson y de la adaptación que estáis haciendo con respecto a esa aplicación por ejemplo yo en clase hice una sub adaptación llamada Crimson cars pues de lo que se trata es de que hagáis algo parecido pero aplicado cada uno a vuestro proyecto</text:span></text:p>
      <text:p text:style-name="P7"/>
      <text:p text:style-name="P4"><text:span text:style-name="T8">g) Se han realizado modificaciones sobre aplicaciones existentes.</text:span></text:p>
      <text:p text:style-name="P7"/>
      <text:p text:style-name="P2"><text:span text:style-name="T7">De la misma forma que en el apartado anterior de lo que se trata en este apartado es de que especifiquéis cómo vais a realizar esa implementación y esa adaptación de las aplicaciones móviles que estáis desarrollando para el proyecto concreto que estáis trabajando dentro de las naturales sistemas de gestión empresarial es decir se trata de que por una parte demostréis que podéis crear aplicaciones desde cero pero también sobre todo que mediante peticiones a través de la red podéis comunicaros con otras aplicaciones de sistemas de gestión empresarial y podéis tanto recibir como enviar información a estos sistemas</text:span></text:p>
      <text:p text:style-name="P7"/>
      <text:p text:style-name="P4"><text:span text:style-name="T8">h) Se han utilizado emuladores para comprobar el funcionamiento de las aplicaciones.</text:span></text:p>
      <text:p text:style-name="P7"/>
      <text:p text:style-name="P2"><text:span text:style-name="T7">Inevitablemente cuando trabajamos sobre una aplicación móvil en lugar de lanzar la aplicación directamente a un terminal físico lo que hacemos es trabajar con las máquinas virtuales que están integradas dentro del entorno de desarrollo de Android de estudio así que en este apartado se trata de que indiquéis cuáles son las características de una máquina virtual como se crea una máquina virtual nueva como se configura y cómo podemos medir los recursos que se le otorgan a esa máquina virtual para que incluso en un momento dado podamos crear diferentes máquinas virtuales con el objetivo de probar el programa que estamos desarrollando en diferentes tipos de dispositivos móviles</text:span></text:p>
      <text:p text:style-name="P7"/>
      <text:p text:style-name="P2"><text:span text:style-name="T7">xxxxxxxxxxxxxxxxxxxxxxxxxxxxxxxxxxxxxxxxxxxxxxxxxxxxxxxxxxxxxxxxxxxxxxxxxxxxxxxxxxxx</text:span></text:p>
      <text:p text:style-name="P4"><text:soft-page-break/><text:span text:style-name="T8">4. Desarrolla aplicaciones para dispositivos móviles analizando y empleando las tecnologías y librerías específicas.</text:span></text:p>
      <text:p text:style-name="P9"/>
      <text:p text:style-name="P4"><text:span text:style-name="T8">Criterios de evaluación:</text:span></text:p>
      <text:p text:style-name="P9"/>
      <text:p text:style-name="P4"><text:span text:style-name="T8">a) Se ha generado la estructura de clases necesaria para la aplicación.</text:span></text:p>
      <text:p text:style-name="P14">Aunque en nuestro código no usamos clases en JavaScript, sí organizamos los datos en arrays de objetos, lo cual es una base para estructurar clases en otros lenguajes.</text:p>
      <text:p text:style-name="P14"/>
      <text:p text:style-name="P4"><text:span text:style-name="T8">b) Se han analizado y utilizado las clases que modelan ventanas, menús, alertas y controles para el desarrollo de aplicaciones gráficas sencillas.</text:span></text:p>
      <text:p text:style-name="P14">Hemos utilizado eventos en botones, manipulación del DOM, formularios interactivos y alertas (alert()). Esto se asemeja a los controles gráficos en entornos móviles.</text:p>
      <text:p text:style-name="P14"/>
      <text:p text:style-name="P4"><text:span text:style-name="T8">c) Se han utilizado las clases necesarias para la conexión y comunicación con dispositivos inalámbricos.</text:span></text:p>
      <text:p text:style-name="P13"><text:span text:style-name="T15">Para que una aplicación móvil creada en Android Studio pueda conectarse y comunicarse con dispositivos inalámbricos, es necesario utilizar las clases y APIs adecuadas según el tipo de conexión requerida. Si la comunicación es por </text:span><text:span text:style-name="Strong_20_Emphasis"><text:span text:style-name="T15">Bluetooth</text:span></text:span><text:span text:style-name="T15">, se deben usar las clases de la API de Bluetooth de Android, como </text:span><text:span text:style-name="Source_20_Text"><text:span text:style-name="T15">BluetoothAdapter</text:span></text:span><text:span text:style-name="T15"> para gestionar el Bluetooth del dispositivo, </text:span><text:span text:style-name="Source_20_Text"><text:span text:style-name="T15">BluetoothDevice</text:span></text:span><text:span text:style-name="T15"> para representar dispositivos emparejados y </text:span><text:span text:style-name="Source_20_Text"><text:span text:style-name="T15">BluetoothSocket</text:span></text:span><text:span text:style-name="T15"> para la comunicación mediante sockets. Si se requiere conexión </text:span><text:span text:style-name="Strong_20_Emphasis"><text:span text:style-name="T15">WiFi</text:span></text:span><text:span text:style-name="T15">, se pueden utilizar las clases de la API de WiFi como </text:span><text:span text:style-name="Source_20_Text"><text:span text:style-name="T15">WifiManager</text:span></text:span><text:span text:style-name="T15"> para gestionar la conexión y </text:span><text:span text:style-name="Source_20_Text"><text:span text:style-name="T15">WifiP2pManager</text:span></text:span><text:span text:style-name="T15"> si se necesita comunicación directa entre dispositivos. También es importante declarar los permisos correspondientes en el archivo </text:span><text:span text:style-name="Source_20_Text"><text:span text:style-name="T15">AndroidManifest.xml</text:span></text:span><text:span text:style-name="T15">, como </text:span><text:span text:style-name="Source_20_Text"><text:span text:style-name="T15">BLUETOOTH</text:span></text:span><text:span text:style-name="T15">, </text:span><text:span text:style-name="Source_20_Text"><text:span text:style-name="T15">BLUETOOTH_ADMIN</text:span></text:span><text:span text:style-name="T15">, </text:span><text:span text:style-name="Source_20_Text"><text:span text:style-name="T15">ACCESS_WIFI_STATE</text:span></text:span><text:span text:style-name="T15"> y </text:span><text:span text:style-name="Source_20_Text"><text:span text:style-name="T15">CHANGE_WIFI_STATE</text:span></text:span><text:span text:style-name="T15">, además de solicitar permisos en tiempo de ejecución si la versión de Android lo requiere. </text:span></text:p>
      <text:p text:style-name="P7"/>
      <text:p text:style-name="P4"><text:span text:style-name="T8">d) Se han desarrollado aplicaciones que hacen uso de las funcionalidades proporcionadas por los sensores.</text:span></text:p>
      <text:p text:style-name="P13"><text:span text:style-name="T15">Para desarrollar una aplicación en Android Studio que haga uso de los sensores del dispositivo, es necesario utilizar la API de sensores de Android, específicamente la clase </text:span><text:span text:style-name="Source_20_Text"><text:span text:style-name="T15">SensorManager</text:span></text:span><text:span text:style-name="T15"> para gestionar los sensores y la clase </text:span><text:span text:style-name="Source_20_Text"><text:span text:style-name="T15">Sensor</text:span></text:span><text:span text:style-name="T15"> para acceder a los diferentes tipos de sensores disponibles, como acelerómetro, giroscopio, sensor de luz o proximidad. Se debe registrar un </text:span><text:span text:style-name="Source_20_Text"><text:span text:style-name="T15">SensorEventListener</text:span></text:span><text:span text:style-name="T15"> para recibir los cambios en los valores del sensor en tiempo real. También </text:span><text:soft-page-break/><text:span text:style-name="T15">es fundamental declarar los permisos necesarios en el archivo </text:span><text:span text:style-name="Source_20_Text"><text:span text:style-name="T15">AndroidManifest.xml</text:span></text:span><text:span text:style-name="T15">, como </text:span><text:span text:style-name="Source_20_Text"><text:span text:style-name="T15">BODY_SENSORS</text:span></text:span><text:span text:style-name="T15"> si se utilizan sensores relacionados con la salud. Además, es recomendable verificar la disponibilidad del sensor en el dispositivo antes de intentar usarlo, para evitar errores en la ejecución de la aplicación. </text:span></text:p>
      <text:p text:style-name="P4"><text:span text:style-name="T8">e) Se han utilizado las clases necesarias para establecer conexiones y comunicaciones HTTP y HTTPS.</text:span></text:p>
      <text:p text:style-name="P13"><text:span text:style-name="T15">Para establecer conexiones y comunicaciones HTTP y HTTPS en una aplicación desarrollada en Android Studio, es necesario utilizar clases y bibliotecas adecuadas. Android proporciona la clase </text:span><text:span text:style-name="Source_20_Text"><text:span text:style-name="T15">HttpURLConnection</text:span></text:span><text:span text:style-name="T15"> para realizar solicitudes HTTP y HTTPS de manera nativa, aunque también se pueden utilizar bibliotecas de terceros como </text:span><text:span text:style-name="Strong_20_Emphasis"><text:span text:style-name="T15">OkHttp</text:span></text:span><text:span text:style-name="T15"> o </text:span><text:span text:style-name="Strong_20_Emphasis"><text:span text:style-name="T15">Retrofit</text:span></text:span><text:span text:style-name="T15">, que facilitan la gestión de solicitudes y respuestas. Además, si la aplicación se comunica con un servidor HTTPS, es importante asegurarse de que el certificado SSL es válido para evitar problemas de seguridad. También se deben declarar los permisos necesarios en el archivo </text:span><text:span text:style-name="Source_20_Text"><text:span text:style-name="T15">AndroidManifest.xml</text:span></text:span><text:span text:style-name="T15">, como </text:span><text:span text:style-name="Source_20_Text"><text:span text:style-name="T15">INTERNET</text:span></text:span><text:span text:style-name="T15"> y, en algunos casos, </text:span><text:span text:style-name="Source_20_Text"><text:span text:style-name="T15">ACCESS_NETWORK_STATE</text:span></text:span><text:span text:style-name="T15">, para verificar el estado de la red antes de realizar la conexión. </text:span></text:p>
      <text:p text:style-name="P7"/>
      <text:p text:style-name="P9">f) Se han utilizado las clases necesarias para establecer conexiones con almacenes de datos garantizando la persistencia.</text:p>
      <text:p text:style-name="P14">Aunque nuestro código no usa bases de datos, podríamos ampliarlo con LocalStorage en JavaScript o conectarlo con un backend para almacenar datos de los formularios.</text:p>
      <text:p text:style-name="P7"/>
      <text:p text:style-name="P9">g) Se han realizado pruebas de interacción usuario-aplicación para optimizar las aplicaciones desarrolladas a partir de emuladores.</text:p>
      <text:p text:style-name="P14"><text:s/>Hemos usado meta etiquetas para adaptar la página a móviles, lo que permite probar en navegadores móviles o herramientas como DevTools en Chrome.</text:p>
      <text:p text:style-name="P14"/>
      <text:p text:style-name="P4"><text:span text:style-name="T8">h) Se han empaquetado y desplegado las aplicaciones desarrolladas en dispositivos móviles reales.</text:span></text:p>
      <text:p text:style-name="P15">No , porque no hemos tenido que trabajar sobre nuestro dispositivo real , por tanto no hemos hecho cambios en la configuración del dispositivo. Pero si lo quisiéramos hacer este sería el procedimiento que tendríamos que seguir. </text:p>
      <text:p text:style-name="P15">Para desplegar una aplicación creada en Android Studio en un dispositivo móvil real, primero es necesario activar las opciones de desarrollador y la depuración USB en el móvil. Luego, se debe conectar el dispositivo al ordenador mediante un cable USB y asegurarse de que Android Studio lo reconoce. Una vez conectado, en Android Studio se selecciona el dispositivo y se ejecuta la aplicación para que se instale automáticamente. También es posible generar un <text:soft-page-break/>archivo APK desde Android Studio para instalarlo manualmente en el móvil. Si la aplicación se va a distribuir, es recomendable firmarla antes de publicarla. </text:p>
      <text:p text:style-name="P15"/>
      <text:p text:style-name="P4"><text:span text:style-name="T8">i) Se han documentado los procesos necesarios para el desarrollo de las aplicaciones.</text:span></text:p>
      <text:p text:style-name="P14">Hemos explicado el código y sus funciones, lo que es una parte fundamental de la documentación técnica.</text:p>
      <text:p text:style-name="P14"/>
      <text:p text:style-name="P4"><text:span text:style-name="T8">j) Se han establecido los permisos requeridos para el funcionamiento de las aplicaciones.</text:span></text:p>
      <text:p text:style-name="P7">Sí, en las aplicaciones móviles se establecen permisos para acceder a ciertos recursos o funcionalidades del dispositivo, como la cámara, el micrófono, el almacenamiento o la ubicación. Esto se hace para garantizar la seguridad y privacidad del usuario, además de permitir el correcto funcionamiento de la aplicación. </text:p>
      <text:p text:style-name="P7"/>
      <text:p text:style-name="P7"/>
      <text:p text:style-name="P7"/>
      <text:p text:style-name="P7">Xxxxxxxxxxxxxxxxxxxxxxxxxxxxxxxxxxxxxxxxxxxxxxxxxxxxxxxxxxxxxxxxxxxxxxxxxxxxxxxxx</text:p>
      <text:p text:style-name="P7"/>
      <text:p text:style-name="P7"/>
      <text:p text:style-name="P7"/>
      <text:p text:style-name="P4"><text:span text:style-name="T8">5. Desarrolla programas que integran contenidos multimedia analizando y empleando las tecnologías y librerías específicas.</text:span></text:p>
      <text:p text:style-name="P9"/>
      <text:p text:style-name="P4"><text:span text:style-name="T8">Criterios de evaluación:</text:span></text:p>
      <text:p text:style-name="P4"><text:span text:style-name="T8">a) Se han analizado entornos de desarrollo multimedia.</text:span></text:p>
      <text:p text:style-name="P7"/>
      <text:p text:style-name="P2"><text:span text:style-name="T7">En esta unidad hemos estado trabajando con capacidades avanzadas en cuanto al tratamiento del vídeo y del audio entre otras cosas así que el objetivo es que realicéis un resumen y contéis qué es lo que hemos dado trabajando y que es lo que habéis aprendido a través de los ejercicios que habéis desarrollado en cuanto a la gestión de recursos multimedia es decir de recursos audiovisuales a partir de los ejercicios de código que hemos realizado</text:span></text:p>
      <text:p text:style-name="P7"><text:soft-page-break/></text:p>
      <text:p text:style-name="P4"><text:span text:style-name="T8">b) Se han reconocido las clases que permiten la captura, procesamiento y almacenamiento de datos multimedia.</text:span></text:p>
      <text:p text:style-name="P7"/>
      <text:p text:style-name="P2"><text:span text:style-name="T7">En los ejercicios que hemos desarrollado hemos creado tanto clases que trabajan con vídeo como clases que trabajan con audio de la misma forma que hemos aprendido a capturar la cámara y a capturar la pantalla para ello hemos utilizado no ya tanto clases creadas por nosotros mismos sino clases que realmente ya existían de forma previa así que el objetivo es que me digáis lo que hemos aprendido acerca de esas clases obviamente no lo sabemos todo acerca de esas clases pero sí que me digáis qué métodos y qué propiedades hemos utilizado</text:span></text:p>
      <text:p text:style-name="P7"/>
      <text:p text:style-name="P4"><text:span text:style-name="T8">d) Se han utilizado clases para procesar datos multimedia</text:span></text:p>
      <text:p text:style-name="P7"/>
      <text:p text:style-name="P2"><text:span text:style-name="T7">De la misma forma que hemos utilizado clases para capturar datos también hemos utilizado clases o en definitiva métodos para editar la información capturada y para poder transformarla o representarla por ejemplo en el caso del vídeo hemos ido capaces de acceder a los píxeles y en el caso del audio hemos sido capaces de acceder a cada una de las muestras que aparecen delante de nuestros oídos vale por tanto el objetivo es que indiquéis qué tipo de código o qué tipo de clase o qué tipo de estructuras de control hemos utilizado para poder acceder a esos datos.</text:span></text:p>
      <text:p text:style-name="P7"/>
      <text:p text:style-name="P4"><text:span text:style-name="T8">e) Se han utilizado clases para el control de eventos, tipos de media y excepciones, entre otros.</text:span></text:p>
      <text:p text:style-name="P7"/>
      <text:p text:style-name="P2"><text:span text:style-name="T7">Cuando hemos utilizado elementos tales como el audio hemos visto que existen métodos tales como por ejemplo cuando el vídeo empieza cuando el vídeo acaba cuando el vídeo pausa etc así que la idea es que indiquéis qué eventos específicos hemos encontrado en el vídeo en el audio etcétera</text:span></text:p>
      <text:p text:style-name="P7"/>
      <text:p text:style-name="P2"><text:span text:style-name="T7">f</text:span><text:span text:style-name="T11">) Se han utilizado clases para la creación y control de animaciones.</text:span></text:p>
      <text:p text:style-name="P9"/>
      <text:p text:style-name="P4"><text:span text:style-name="T8">g) Se han utilizado clases para reproducir contenidos multimedia.</text:span></text:p>
      <text:p text:style-name="P7"/>
      <text:p text:style-name="P2"><text:soft-page-break/><text:span text:style-name="T7">De la misma forma que un punto anterior pues se trata de que me indiqueis qué clases podemos utilizar para reproducir tanto vídeo como audio como captura de pantalla</text:span></text:p>
      <text:p text:style-name="P7"/>
      <text:p text:style-name="P4"><text:span text:style-name="T8">h) Se han depurado y </text:span><text:span text:style-name="T16">documentado </text:span><text:span text:style-name="T8">los programas desarrollados.</text:span></text:p>
      <text:p text:style-name="P7"/>
      <text:p text:style-name="P2"><text:span text:style-name="T7">Allí sí que es interesante que me habléis un poco acerca de qué es lo que hacéis cuando aparece algún error en el programa es decir qué operaciones de depuración mediante consola lanzando matrices por consola eh realizáis cuando un programa viene a dar algún tipo de error</text:span></text:p>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Label_20_1" style:display-name="ListLabel 1" style:family="text">
      <style:text-properties style:use-window-font-color="true" loext:opacity="0%" style:font-name="Calibri" fo:font-family="Calibri" style:font-pitch="variable" fo:font-size="11pt" fo:language="es" fo:country="ES" fo:font-weight="normal" style:font-size-asian="11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dc:date>2025-02-13T10:34:24.256930500</dc:date>
    <meta:editing-duration>PT1H52M19S</meta:editing-duration>
    <meta:editing-cycles>3</meta:editing-cycles>
    <meta:document-statistic meta:table-count="0" meta:image-count="0" meta:object-count="0" meta:page-count="24" meta:paragraph-count="295" meta:word-count="6000" meta:character-count="38563" meta:non-whitespace-character-count="32800"/>
  </office:meta>
</office:document-meta>
</file>